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text/xml" manifest:full-path="anarchism_and_permaculture-m2/content.xml"/>
  <manifest:file-entry manifest:media-type="text/xml" manifest:full-path="anarchism_and_permaculture-m2/settings.xml"/>
  <manifest:file-entry manifest:media-type="application/vnd.sun.xml.math" manifest:full-path="anarchism_and_permaculture-m2/"/>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ex-10" style:family="text">
      <style:text-properties fo:font-size="9.0pt"/>
    </style:style>
    <style:style style:name="cmr-10" style:family="text">
      <style:text-properties fo:font-size="9.0pt"/>
    </style:style>
    <style:style style:name="cmbsy-10x-x-109" style:family="text">
      <style:text-properties fo:font-weight="bold"/>
    </style:style>
    <style:style style:name="cmbsy-8" style:family="text">
      <style:text-properties fo:font-weight="bold" fo:font-size="7.2pt"/>
    </style:style>
    <style:style style:name="cmbsy-6" style:family="text">
      <style:text-properties fo:font-weight="bold" fo:font-size="5.4pt"/>
    </style:style>
    <style:style style:name="cmr-8" style:family="text">
      <style:text-properties fo:font-size="7.2pt"/>
    </style:style>
    <style:style style:name="cmr-6" style:family="text">
      <style:text-properties fo:font-size="5.4pt"/>
    </style:style>
    <style:style style:name="cmmi-10x-x-109" style:family="text">
      <style:text-properties fo:font-style="italic"/>
    </style:style>
    <style:style style:name="cmmi-8" style:family="text">
      <style:text-properties fo:font-style="italic" fo:font-size="7.2pt"/>
    </style:style>
    <style:style style:name="cmmi-6" style:family="text">
      <style:text-properties fo:font-style="italic" fo:font-size="5.4pt"/>
    </style:style>
    <style:style style:name="cmsy-8" style:family="text">
      <style:text-properties fo:font-size="7.2pt"/>
    </style:style>
    <style:style style:name="cmsy-6" style:family="text">
      <style:text-properties fo:font-size="5.4pt"/>
    </style:style>
    <style:style style:name="cmr-17" style:family="text">
      <style:text-properties fo:font-size="15.4pt"/>
    </style:style>
    <style:style style:name="cmr-12" style:family="text">
      <style:text-properties fo:font-size="10.9pt"/>
    </style:style>
    <style:style style:name="cmcsc-10" style:family="text">
      <style:text-properties fo:font-size="9.0pt"/>
    </style:style>
    <style:style style:name="cmti-10x-x-109" style:family="text">
      <style:text-properties fo:font-style="italic"/>
    </style:style>
    <style:style style:name="cmr-9" style:family="text">
      <style:text-properties fo:font-size="8.1pt"/>
    </style:style>
    <style:style style:name="cmcsc-10x-x-90" style:family="text">
      <style:text-properties fo:font-size="8.1pt"/>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597.50787pt" fo:page-height="845.04684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cmr-17">Permaculture and Anarchism</text:span></text:p>
      <text:p text:style-name="author"><text:span text:style-name="cmr-12">Harry Wykman</text:span></text:p>
      <text:p text:style-name="date"><text:span text:style-name="cmr-12">14th of December, 2012</text:span></text:p>
      <!--end maketitle
-->
      <!--start of section*
-->
      <text:h text:style-name="Heading-2" text:outline-level="2"><text:reference-mark text:name="x1-1000"> </text:reference-mark>Introduction</text:h>
      <!--l. 22
-->
      <text:p text:style-name="Text-body">Life within ecological limits implies anarchism. Conversely anarchism possesses the
shape required for ecological care. These statements seems to me succinct ways
to express the most fundamental relationship between permaculture and
anarchism. These two traditions, with their distinct and intertwined histories,
philosophies and cultures, appear to possess a fundamental harmony. I would
like to begin to bring into conversation and to rejoin certain threads of
these two colourful garments which are both so often misunderstood. For
me this conversation is not of mere historical or theoretical interest —
it is my conviction that the traditions and practicioners represented by
permaculture and anarchism will be vital as we move into an uncertain
future.
</text:p>
      <!--l. 24
-->
      <text:p text:style-name="First-line-indent">   Anarchism is concerned with liberatory forms of organisation. In this
exploration we will be most concerned with that part of the anarchist tradition
which works against all forms of domination, especially economic domination.
Permaculture, however variously it may have evolved, is a genetic descendant of
this portion of anarchist thought.
</text:p>
      <!--l. 26
-->
      <text:p text:style-name="First-line-indent">   Permaculture is about design. Design in permaculture is directed towards using
plentiful and renewable energy sources, principally solar energy through green
plants, to create places in which people can live within regional ecological limits
while producing an abundance to meet their needs.
</text:p>
      <!--l. 28
-->
      <text:p text:style-name="Text-body">
   </text:p>
      <!--end of section*
-->
      <!--start of section*
-->
      <text:h text:style-name="Heading-2" text:outline-level="2"><text:reference-mark text:name="x1-2000"> </text:reference-mark>Anarchist Protopermaculturalists</text:h>
      <!--l. 29
-->
      <text:p text:style-name="Text-body">
left
</text:p>
      <!--l. 29
-->
      <text:p text:style-name="First-line-indent">   Many libertarian and anarchist thinkers anticipated the ideas which would
become crystalised within permaculture. In this way they can be considered
proto-permaculturalists. <text:span text:style-name="textsc"><text:span text:style-name="cmcsc-10x-x-109">D<text:span text:style-name="small-caps">a</text:span><text:span text:style-name="small-caps">v</text:span><text:span text:style-name="small-caps">i</text:span><text:span text:style-name="small-caps">d</text:span> H<text:span text:style-name="small-caps">o</text:span><text:span text:style-name="small-caps">l</text:span><text:span text:style-name="small-caps">m</text:span><text:span text:style-name="small-caps">g</text:span><text:span text:style-name="small-caps">r</text:span><text:span text:style-name="small-caps">e</text:span><text:span text:style-name="small-caps">n</text:span></text:span></text:span>, co-originator of the concept of
permaculture, was ‘strongly influenced’ by the work of <text:span text:style-name="textsc"><text:span text:style-name="cmcsc-10x-x-109">P<text:span text:style-name="small-caps">e</text:span><text:span text:style-name="small-caps">t</text:span><text:span text:style-name="small-caps">e</text:span><text:span text:style-name="small-caps">r</text:span> K<text:span text:style-name="small-caps">r</text:span><text:span text:style-name="small-caps">o</text:span><text:span text:style-name="small-caps">p</text:span><text:span text:style-name="small-caps">o</text:span><text:span text:style-name="small-caps">t</text:span><text:span text:style-name="small-caps">k</text:span><text:span text:style-name="small-caps">i</text:span><text:span text:style-name="small-caps">n</text:span></text:span></text:span> as he
developed the cluster of ideas which came to be known as permaculture.
<text:span text:style-name="textsc"><text:span text:style-name="cmcsc-10x-x-109">K<text:span text:style-name="small-caps">r</text:span><text:span text:style-name="small-caps">o</text:span><text:span text:style-name="small-caps">p</text:span><text:span text:style-name="small-caps">o</text:span><text:span text:style-name="small-caps">t</text:span><text:span text:style-name="small-caps">k</text:span><text:span text:style-name="small-caps">i</text:span><text:span text:style-name="small-caps">n</text:span></text:span></text:span> gave up an early but already distinguished career in geography to
devote his significant energies to writing and organising for anarchist causes.
Through his writings he challenged social Darwinian notions of competition as the
sole driver of evolutionary processes and showed that cooperation or mutual aid
was as much or more important as a factor in evolution. <text:span text:style-name="textsc"><text:span text:style-name="cmcsc-10x-x-109">K<text:span text:style-name="small-caps">r</text:span><text:span text:style-name="small-caps">o</text:span><text:span text:style-name="small-caps">p</text:span><text:span text:style-name="small-caps">o</text:span><text:span text:style-name="small-caps">t</text:span><text:span text:style-name="small-caps">k</text:span><text:span text:style-name="small-caps">i</text:span><text:span text:style-name="small-caps">n</text:span></text:span></text:span> also wrote
books and pamphlets sketching the kind of new society he thought was just
around the corner which integrated the best of scientific advances such as
widespread electricity, labour saving technology and intensive agriculture with
worker self-management and federerated communes. <text:span text:style-name="textsc"><text:span text:style-name="cmcsc-10x-x-109">K<text:span text:style-name="small-caps">r</text:span><text:span text:style-name="small-caps">o</text:span><text:span text:style-name="small-caps">p</text:span><text:span text:style-name="small-caps">o</text:span><text:span text:style-name="small-caps">t</text:span><text:span text:style-name="small-caps">k</text:span><text:span text:style-name="small-caps">i</text:span><text:span text:style-name="small-caps">n</text:span></text:span></text:span>’s ideas —
that cooperation is evolutionarily successful and that there is a possible
synthesis of the best of industrial and pre-industrial life — are foundational to
permaculture.
</text:p>
      <!--l. 31
-->
      <text:p text:style-name="Text-body">
<text:span text:style-name="textsc"><text:span text:style-name="cmcsc-10">F<text:span text:style-name="small-caps">o</text:span><text:span text:style-name="small-caps">u</text:span><text:span text:style-name="small-caps">r</text:span><text:span text:style-name="small-caps">i</text:span><text:span text:style-name="small-caps">e</text:span><text:span text:style-name="small-caps">r</text:span></text:span></text:span>
<text:span text:style-name="cmr-10">(1772</text:span>
<text:span text:style-name="cmr-10">–</text:span>
<text:span text:style-name="cmr-10">1837)</text:span>
<text:span text:style-name="cmr-10">and</text:span>
<text:span text:style-name="cmr-10">the</text:span>
<text:span text:style-name="textsc"><text:span text:style-name="cmcsc-10">N<text:span text:style-name="small-caps">i</text:span><text:span text:style-name="small-caps">h</text:span><text:span text:style-name="small-caps">i</text:span><text:span text:style-name="small-caps">l</text:span><text:span text:style-name="small-caps">i</text:span><text:span text:style-name="small-caps">s</text:span><text:span text:style-name="small-caps">t</text:span><text:span text:style-name="small-caps">s</text:span></text:span></text:span>
</text:p>
      <!--l. 31
-->
      <text:p text:style-name="First-line-indent">   Permaculture’s ties with the broad libertarian tradition are closer, however.
<text:span text:style-name="textsc"><text:span text:style-name="cmcsc-10x-x-109">K<text:span text:style-name="small-caps">r</text:span><text:span text:style-name="small-caps">o</text:span><text:span text:style-name="small-caps">p</text:span><text:span text:style-name="small-caps">o</text:span><text:span text:style-name="small-caps">t</text:span><text:span text:style-name="small-caps">k</text:span><text:span text:style-name="small-caps">i</text:span><text:span text:style-name="small-caps">n</text:span></text:span></text:span> was amongst the most prominent of the Russian <text:span text:style-name="textsc"><text:span text:style-name="cmcsc-10x-x-109">N<text:span text:style-name="small-caps">i</text:span><text:span text:style-name="small-caps">h</text:span><text:span text:style-name="small-caps">i</text:span><text:span text:style-name="small-caps">l</text:span><text:span text:style-name="small-caps">i</text:span><text:span text:style-name="small-caps">s</text:span><text:span text:style-name="small-caps">t</text:span><text:span text:style-name="small-caps">s</text:span></text:span></text:span>. Many of
the <text:span text:style-name="textsc"><text:span text:style-name="cmcsc-10x-x-109">N<text:span text:style-name="small-caps">i</text:span><text:span text:style-name="small-caps">h</text:span><text:span text:style-name="small-caps">i</text:span><text:span text:style-name="small-caps">l</text:span><text:span text:style-name="small-caps">i</text:span><text:span text:style-name="small-caps">s</text:span><text:span text:style-name="small-caps">t</text:span><text:span text:style-name="small-caps">s</text:span></text:span></text:span> had been influenced by the ideas of <text:span text:style-name="textsc"><text:span text:style-name="cmcsc-10x-x-109">C<text:span text:style-name="small-caps">h</text:span><text:span text:style-name="small-caps">a</text:span><text:span text:style-name="small-caps">r</text:span><text:span text:style-name="small-caps">l</text:span><text:span text:style-name="small-caps">e</text:span><text:span text:style-name="small-caps">s</text:span> F<text:span text:style-name="small-caps">o</text:span><text:span text:style-name="small-caps">u</text:span><text:span text:style-name="small-caps">r</text:span><text:span text:style-name="small-caps">i</text:span><text:span text:style-name="small-caps">e</text:span><text:span text:style-name="small-caps">r</text:span></text:span></text:span>, an early
libertarian thinker. <text:span text:style-name="textsc"><text:span text:style-name="cmcsc-10x-x-109">F<text:span text:style-name="small-caps">o</text:span><text:span text:style-name="small-caps">u</text:span><text:span text:style-name="small-caps">r</text:span><text:span text:style-name="small-caps">i</text:span><text:span text:style-name="small-caps">e</text:span><text:span text:style-name="small-caps">r</text:span></text:span></text:span> writes that:
</text:p>
      <!--l. 34
-->
      <text:p text:style-name="First-line-indent">   “<text:span text:style-name="cmti-10x-x-109">Nature seeks to reduce the time given to factory work as much as possible by</text:span>
<text:span text:style-name="cmti-10x-x-109">organising life in such a manner that all products are brought to perfection.</text:span>
<text:span text:style-name="cmti-10x-x-109">According to this principle, factories will not be concentrated as they are</text:span>
<text:span text:style-name="cmti-10x-x-109">today in cities choked with swarms of wretched creatures. Rather, they</text:span>
<text:span text:style-name="cmti-10x-x-109">will be scattered throughout all the world’s rural areas and communities.</text:span>”
</text:p>
      <!--l. 37
-->
      <text:p text:style-name="First-line-indent">   <text:span text:style-name="textsc"><text:span text:style-name="cmcsc-10x-x-109">F<text:span text:style-name="small-caps">o</text:span><text:span text:style-name="small-caps">u</text:span><text:span text:style-name="small-caps">r</text:span><text:span text:style-name="small-caps">i</text:span><text:span text:style-name="small-caps">e</text:span><text:span text:style-name="small-caps">r</text:span></text:span></text:span>’s vision of ruralised industry was combined with a critique of
large-scale agriculture and promotion of an intensive, diverse garden agriculture
with associated free workers and communities. The Russian nihilists saw this
Fourierist program as especially possible for Russia, which remained relatively rural
compared with the industrialised centres of Europe. <text:span text:style-name="textsc"><text:span text:style-name="cmcsc-10x-x-109">F<text:span text:style-name="small-caps">o</text:span><text:span text:style-name="small-caps">u</text:span><text:span text:style-name="small-caps">r</text:span><text:span text:style-name="small-caps">i</text:span><text:span text:style-name="small-caps">e</text:span><text:span text:style-name="small-caps">r</text:span></text:span></text:span>’s visions of
industry integrated with rural life, of a diverse intensive agriculture and of
organisation for convivial work and fair distribution of resources anticipate
the kinds of ideas and ethical drivers which form a part of the breadth of
permaculture.
</text:p>
      <!--l. 39
-->
      <text:p text:style-name="Text-body">
<text:span text:style-name="textsc"><text:span text:style-name="cmcsc-10">É</text:span><text:span text:style-name="cmcsc-10"><text:span text:style-name="small-caps">l</text:span><text:span text:style-name="small-caps">i</text:span><text:span text:style-name="small-caps">s</text:span></text:span><text:span text:style-name="cmcsc-10">é</text:span>
<text:span text:style-name="cmcsc-10">R<text:span text:style-name="small-caps">e</text:span><text:span text:style-name="small-caps">c</text:span><text:span text:style-name="small-caps">l</text:span><text:span text:style-name="small-caps">u</text:span><text:span text:style-name="small-caps">s</text:span></text:span></text:span>
<text:span text:style-name="cmr-10">(1830</text:span>
<text:span text:style-name="cmr-10">–</text:span>
<text:span text:style-name="cmr-10">1905)</text:span>
</text:p>
      <!--l. 39
-->
      <text:p text:style-name="First-line-indent">   <text:span text:style-name="textsc"><text:span text:style-name="cmcsc-10x-x-109">É</text:span><text:span text:style-name="cmcsc-10x-x-109"><text:span text:style-name="small-caps">l</text:span><text:span text:style-name="small-caps">i</text:span><text:span text:style-name="small-caps">s</text:span></text:span><text:span text:style-name="cmcsc-10x-x-109">é</text:span><text:span text:style-name="cmcsc-10x-x-109"><text:span text:style-name="small-caps">e</text:span> R<text:span text:style-name="small-caps">e</text:span><text:span text:style-name="small-caps">c</text:span><text:span text:style-name="small-caps">l</text:span><text:span text:style-name="small-caps">u</text:span><text:span text:style-name="small-caps">s</text:span></text:span></text:span> was, like <text:span text:style-name="textsc"><text:span text:style-name="cmcsc-10x-x-109">K<text:span text:style-name="small-caps">r</text:span><text:span text:style-name="small-caps">o</text:span><text:span text:style-name="small-caps">p</text:span><text:span text:style-name="small-caps">o</text:span><text:span text:style-name="small-caps">t</text:span><text:span text:style-name="small-caps">k</text:span><text:span text:style-name="small-caps">i</text:span><text:span text:style-name="small-caps">n</text:span></text:span></text:span>, a geographer. Having experimented
with cooperatives in different forms prior to the ferment of the Paris Commune in
1872, <text:span text:style-name="textsc"><text:span text:style-name="cmcsc-10x-x-109">R<text:span text:style-name="small-caps">e</text:span><text:span text:style-name="small-caps">c</text:span><text:span text:style-name="small-caps">l</text:span><text:span text:style-name="small-caps">u</text:span><text:span text:style-name="small-caps">s</text:span></text:span></text:span> then wrote prolifically on the possibilities of a harmony between the
human species and the places it inhabits in his nineteen volume <text:span text:style-name="cmti-10x-x-109">Universal</text:span>
<text:span text:style-name="cmti-10x-x-109">Geography</text:span>. He writes:
</text:p>
      <!--l. 42
-->
      <text:p text:style-name="First-line-indent">   “<text:span text:style-name="cmti-10x-x-109">Man who loves the earth knows that the issue is to preserve it, also to increase</text:span>
<text:span text:style-name="cmti-10x-x-109">its beauty and to give back what has been taken from it by sheer brutal</text:span>
                                                                      

                                                                      
<text:span text:style-name="cmti-10x-x-109">exploitation. Aware that his own interest is blended with the interest of others, he</text:span>
<text:span text:style-name="cmti-10x-x-109">repairs the damages committed by his predecessors and he helps the earth,</text:span>
<text:span text:style-name="cmti-10x-x-109">rather than brutally assaulting it, and works for the beautification as well as</text:span>
<text:span text:style-name="cmti-10x-x-109">betterment of his environment. He knows, not only as an agriculturalist and</text:span>
<text:span text:style-name="cmti-10x-x-109">industrialist, to make better use of the products and forces of the globe but</text:span>
<text:span text:style-name="cmti-10x-x-109">he also learns, as an artist, to give to the land that surrounds him more</text:span>
<text:span text:style-name="cmti-10x-x-109">charm, grace and majesty; he knows to realise </text:span>the landscapes suggested by
the painters<text:span text:style-name="cmti-10x-x-109">. Becoming “the consciousness of the earth” man assumes, by</text:span>
<text:span text:style-name="cmti-10x-x-109">virtue of it, a responsibility to be in harmony with the surrounding nature.</text:span>”
</text:p>
      <!--l. 45
-->
      <text:p text:style-name="First-line-indent">   If we can leave aside the patriarchal language of this passage,
we can discern several threads of thought here which come very
close to the some of the basic assumptions of permaculture and the
motivations of the permaculture activist. It is summed up by the word
‘regeneration’.<text:reference-mark text:name="x1-2001f1"> </text:reference-mark><text:note text:note-class="footnote" text:id="fn1x0"><text:note-citation>1</text:note-citation><text:note-body> <text:p text:style-name="Footnote"><text:span text:style-name="cmr-9">‘Regeneraci</text:span><text:span text:style-name="cmr-9">ó</text:span><text:span text:style-name="cmr-9">n’ was, fittingly, the title of a mexican anarchist</text:span>
<text:span text:style-name="cmr-9">newspaper edited by </text:span><text:span text:style-name="textsc"><text:span text:style-name="cmcsc-10x-x-90">R<text:span text:style-name="small-caps">i</text:span><text:span text:style-name="small-caps">c</text:span><text:span text:style-name="small-caps">a</text:span><text:span text:style-name="small-caps">r</text:span><text:span text:style-name="small-caps">d</text:span><text:span text:style-name="small-caps">o</text:span> F<text:span text:style-name="small-caps">l</text:span><text:span text:style-name="small-caps">o</text:span><text:span text:style-name="small-caps">r</text:span><text:span text:style-name="small-caps">e</text:span><text:span text:style-name="small-caps">s</text:span> M<text:span text:style-name="small-caps">a</text:span><text:span text:style-name="small-caps">g</text:span></text:span><text:span text:style-name="cmcsc-10x-x-90">ò</text:span><text:span text:style-name="cmcsc-10x-x-90"><text:span text:style-name="small-caps">n</text:span></text:span></text:span> <text:span text:style-name="cmr-9">at the turn of the 20</text:span><!--l. 45
--><draw:frame draw:style-name="mml-inline" draw:name="mobj-2" text:anchor-type="as-char" draw:z-index="0"><draw:object xlink:href="./anarchism_and_permaculture-m2" xlink:type="simple" xlink:show="embed" xlink:actuate="onLoad"/></draw:frame>  <text:span text:style-name="cmr-9">century</text:span></text:p></text:note-body></text:note>
Anarchism knows both the social and ecological possibilities of regeneration. Like
permaculture, the anarchism of Reclus is founded upon the idea that we, <text:span text:style-name="cmti-10x-x-109">homo</text:span>
<text:span text:style-name="cmti-10x-x-109">sapiens</text:span>, as a part of nature and through understanding the possibilities of human
creativity and intellect, might come to be co-creators, with nature, of continuously
improving and dynamically stable natural systems. The harmony that
<text:span text:style-name="textsc"><text:span text:style-name="cmcsc-10x-x-109">R<text:span text:style-name="small-caps">e</text:span><text:span text:style-name="small-caps">c</text:span><text:span text:style-name="small-caps">l</text:span><text:span text:style-name="small-caps">u</text:span><text:span text:style-name="small-caps">s</text:span></text:span></text:span> seeks is the same harmony that permaculture seeks — a harmony
which knows the solar powered abundance of natural systems and, through
exercise of intellect and creativity in each particular and unique place of the
earth, comes to use the sun and other abundant energy sources as the
foundation for long-term and socially just habitation of the places of the
earth.
   </text:p>
      <!--end of section*
-->
      <!--start of section*
-->
      <text:h text:style-name="Heading-2" text:outline-level="2"><text:reference-mark text:name="x1-3000"> </text:reference-mark>Shapes Become Possible</text:h>
      <!--l. 48
-->
      <text:p text:style-name="Text-body">We have begun historically for several reasons. Firstly to draw out the similarities
between permaculture and anarchism over relatively recent history. Additionally, to
show that permaculture and anarchism share an approach to history and to the
futures that might grow from history. Both identify tendencies and ways of being in
the past as somehow important for their present and future shape. Both seek a
synthesis of these past ways of being with liberatory modes of organisation and
technology only available in the present. In this way many of the organisational
shapes anarchists have imagined in the past are now more possible than
ever. In <text:span text:style-name="cmti-10x-x-109">Fragments of an Anarchist Anthropology</text:span>, <text:span text:style-name="textsc"><text:span text:style-name="cmcsc-10x-x-109">D<text:span text:style-name="small-caps">a</text:span><text:span text:style-name="small-caps">v</text:span><text:span text:style-name="small-caps">i</text:span><text:span text:style-name="small-caps">d</text:span> G<text:span text:style-name="small-caps">r</text:span><text:span text:style-name="small-caps">a</text:span><text:span text:style-name="small-caps">e</text:span><text:span text:style-name="small-caps">b</text:span><text:span text:style-name="small-caps">e</text:span><text:span text:style-name="small-caps">r</text:span></text:span></text:span> writes
that:
                                                                      

                                                                      
</text:p>
      <!--l. 51
-->
      <text:p text:style-name="First-line-indent">   “<text:span text:style-name="cmti-10x-x-109">The nineteenth century ‘founding fathers’ did not think of themselves as having</text:span>
<text:span text:style-name="cmti-10x-x-109">invented anything particularly new. The basic principles of anarchism —</text:span>
<text:span text:style-name="cmti-10x-x-109">self-organisation, voluntary association, mutual aid — referred to forms of</text:span>
<text:span text:style-name="cmti-10x-x-109">human behaviour they assumed to have been around as long as humanity.</text:span>”
</text:p>
      <!--l. 54
-->
      <text:p text:style-name="First-line-indent">   Anarchism is continous with past human impulses toward freedom even though
the term itself is recent.
</text:p>
      <!--l. 56
-->
      <text:p text:style-name="First-line-indent">   Nevertheless, anarchists, as we have already seen, were not advocating a
return to some past way of being. Similarly, permaculture surveys the
past from the view afforded by the energy peak of industrial society to
identify ecologically successful peoples. Success here is evidenced by ecological
health over time. Both anarchism and permaculture are critical of industrial
society but both also embrace the possibilities for an harmonious synthesis of
pre-industrial and industrial modes of life for a socially just and ecologically
regenerative future. For example, the kind of low-overhead, small scale
industry with diverse outputs combined with agriculture envisioned by
<text:span text:style-name="textsc"><text:span text:style-name="cmcsc-10x-x-109">K<text:span text:style-name="small-caps">r</text:span><text:span text:style-name="small-caps">o</text:span><text:span text:style-name="small-caps">p</text:span><text:span text:style-name="small-caps">o</text:span><text:span text:style-name="small-caps">t</text:span><text:span text:style-name="small-caps">k</text:span><text:span text:style-name="small-caps">i</text:span><text:span text:style-name="small-caps">n</text:span></text:span></text:span> in <text:span text:style-name="cmti-10x-x-109">Fields, Factories and Workshops of Tomorrow </text:span>has become
more possible than ever with advances in precision computer controlled
machine tools. This synthesis is perhaps best represented in the present by
projects like <text:span text:style-name="textsc"><text:span text:style-name="cmcsc-10x-x-109">O<text:span text:style-name="small-caps">p</text:span><text:span text:style-name="small-caps">e</text:span><text:span text:style-name="small-caps">n</text:span> S<text:span text:style-name="small-caps">o</text:span><text:span text:style-name="small-caps">u</text:span><text:span text:style-name="small-caps">r</text:span><text:span text:style-name="small-caps">c</text:span><text:span text:style-name="small-caps">e</text:span> E<text:span text:style-name="small-caps">c</text:span><text:span text:style-name="small-caps">o</text:span><text:span text:style-name="small-caps">l</text:span><text:span text:style-name="small-caps">o</text:span><text:span text:style-name="small-caps">g</text:span><text:span text:style-name="small-caps">y</text:span></text:span></text:span> — a project for the development of
a set of machines for low-energy village scale development utilising high
technology.
</text:p>
      <!--l. 58
-->
      <text:p text:style-name="Text-body">
   </text:p>
      <!--end of section*
-->
      <!--start of section*
-->
      <text:h text:style-name="Heading-2" text:outline-level="2"><text:reference-mark text:name="x1-4000"> </text:reference-mark>Permaculture as Revolutionary Action</text:h>
      <!--l. 60
-->
      <text:p text:style-name="Text-body">When anarchists talk about revolution, most anarchists are not talking about
seizing the mechanisms of power. The <text:span text:style-name="textsc"><text:span text:style-name="cmcsc-10x-x-109">Z<text:span text:style-name="small-caps">a</text:span><text:span text:style-name="small-caps">p</text:span><text:span text:style-name="small-caps">a</text:span><text:span text:style-name="small-caps">t</text:span><text:span text:style-name="small-caps">i</text:span><text:span text:style-name="small-caps">s</text:span><text:span text:style-name="small-caps">t</text:span><text:span text:style-name="small-caps">a</text:span><text:span text:style-name="small-caps">s</text:span></text:span></text:span> exemplify one anarchist practice
of revolution — the opening up of resistant, liberated and liberatory spaces within
the cracks of the current system. In the case of the <text:span text:style-name="textsc"><text:span text:style-name="cmcsc-10x-x-109">Z<text:span text:style-name="small-caps">a</text:span><text:span text:style-name="small-caps">p</text:span><text:span text:style-name="small-caps">a</text:span><text:span text:style-name="small-caps">t</text:span><text:span text:style-name="small-caps">i</text:span><text:span text:style-name="small-caps">s</text:span><text:span text:style-name="small-caps">t</text:span><text:span text:style-name="small-caps">a</text:span><text:span text:style-name="small-caps">s</text:span></text:span></text:span> they first rended
wider those cracks through militant action. <text:span text:style-name="textsc"><text:span text:style-name="cmcsc-10x-x-109">D<text:span text:style-name="small-caps">a</text:span><text:span text:style-name="small-caps">v</text:span><text:span text:style-name="small-caps">i</text:span><text:span text:style-name="small-caps">d</text:span> G<text:span text:style-name="small-caps">r</text:span><text:span text:style-name="small-caps">a</text:span><text:span text:style-name="small-caps">e</text:span><text:span text:style-name="small-caps">b</text:span><text:span text:style-name="small-caps">e</text:span><text:span text:style-name="small-caps">r</text:span></text:span></text:span> defines revolutionary
action as:
</text:p>
      <!--l. 63
-->
      <text:p text:style-name="First-line-indent">   “<text:span text:style-name="cmti-10x-x-109">…any collective action which rejects, and therefore confronts, some form</text:span>
<text:span text:style-name="cmti-10x-x-109">of power or domination and in doing so, reconstitutes social relations —</text:span>
<text:span text:style-name="cmti-10x-x-109">even within the collectivity — in that light.</text:span>” — <text:span text:style-name="cmti-10x-x-109">Fragments of An Anarchist</text:span>
<text:span text:style-name="cmti-10x-x-109">Anthropology</text:span>
</text:p>
      <!--l. 66
-->
      <text:p text:style-name="First-line-indent">   The best applications of permaculture are just such revolutionary action. The
design-thinking that permaculture represents and the set of strategies which are
associated with it are tools for resisting the ecologically destructive forces of
capitalism. Resistance in this case takes the form of viable domestic and regional
economies.
                                                                      

                                                                      
</text:p>
      <!--l. 68
-->
      <text:p text:style-name="Text-body">
   </text:p>
      <!--end of section*
-->
      <!--start of section*
-->
      <text:h text:style-name="Heading-2" text:outline-level="2"><text:reference-mark text:name="x1-5000"> </text:reference-mark>A Necessary Shape</text:h>
      <!--l. 70
-->
      <text:p text:style-name="Text-body">We began this exploration with the statement that ‘anarchism possesses the shape
required for ecological care.’ This is because “Care of the earth,” one of the three
ethics of permaculture distilled from a typology of ecologically successful groups,
has certain requirements of scale, organisation, knowledge and culture. Care of the
earth is here intended to mean the practical care of the many patches of earth, not
merely the abstract care of the planet. It is not possible to care in this practical
way for the earth’s many places without the sensitivity and knowledge born of
living closely with a patch of land within a particular bioregion. As <text:span text:style-name="textsc"><text:span text:style-name="cmcsc-10x-x-109">M<text:span text:style-name="small-caps">u</text:span><text:span text:style-name="small-caps">r</text:span><text:span text:style-name="small-caps">r</text:span><text:span text:style-name="small-caps">a</text:span><text:span text:style-name="small-caps">y</text:span></text:span>
<text:span text:style-name="cmcsc-10x-x-109">B<text:span text:style-name="small-caps">o</text:span><text:span text:style-name="small-caps">o</text:span><text:span text:style-name="small-caps">k</text:span><text:span text:style-name="small-caps">c</text:span><text:span text:style-name="small-caps">h</text:span><text:span text:style-name="small-caps">i</text:span><text:span text:style-name="small-caps">n</text:span></text:span></text:span> has written:
</text:p>
      <!--l. 73
-->
      <text:p text:style-name="First-line-indent">   “<text:span text:style-name="cmti-10x-x-109">If food cultivation is to be a mode of cooperation with nature rather</text:span>
<text:span text:style-name="cmti-10x-x-109">than a contest between opponents, the agriculturist must become thoroughly</text:span>
<text:span text:style-name="cmti-10x-x-109">familiar with the ecology of the land; he must acquire a new sensitivity to its</text:span>
<text:span text:style-name="cmti-10x-x-109">needs and possibilities. This presupposes the reduction of agriculture to</text:span>
<text:span text:style-name="cmti-10x-x-109">a human scale, the restoration of moderate-sized agricultural units, and</text:span>
<text:span text:style-name="cmti-10x-x-109">the diversification of the agricultural situation; in short, it presupposes</text:span>
<text:span text:style-name="cmti-10x-x-109">a decentralized, ecological system of food cultivation.</text:span>” — <text:span text:style-name="cmti-10x-x-109">Post Scarcity</text:span>
<text:span text:style-name="cmti-10x-x-109">Anarchism</text:span>
</text:p>
      <!--l. 76
-->
      <text:p text:style-name="First-line-indent">   Permaculture implies the kind of decentralised society envisioned by the
anarchist. In the same way, the decentralisation and federation born from
anarchism’s desire for liberatory relationships between persons forms the shape for
a more ecologically sound mode of being. This is not to suggest that the ecological
concerns are somehow irrelevant in anarchist organisation, because they are not.
<text:span text:style-name="textsc"><text:span text:style-name="cmcsc-10x-x-109">G<text:span text:style-name="small-caps">r</text:span><text:span text:style-name="small-caps">a</text:span><text:span text:style-name="small-caps">h</text:span><text:span text:style-name="small-caps">a</text:span><text:span text:style-name="small-caps">m</text:span> P<text:span text:style-name="small-caps">u</text:span><text:span text:style-name="small-caps">r</text:span><text:span text:style-name="small-caps">c</text:span><text:span text:style-name="small-caps">h</text:span><text:span text:style-name="small-caps">a</text:span><text:span text:style-name="small-caps">s</text:span><text:span text:style-name="small-caps">e</text:span></text:span></text:span> concludes his essay on <text:span text:style-name="cmti-10x-x-109">Anarchism and Ecological Thought</text:span>in
this way:
</text:p>
      <!--l. 79
-->
      <text:p text:style-name="First-line-indent">   “<text:span text:style-name="cmti-10x-x-109">As a matter of historical fact, anarchism, unlike any other political and social</text:span>
<text:span text:style-name="cmti-10x-x-109">philosophy, has practically and theoretically supported the concepts of the ecological</text:span>
<text:span text:style-name="cmti-10x-x-109">region, alternative energy, green cities and smaller-scale organic farming</text:span>
<text:span text:style-name="cmti-10x-x-109">techniques for more than two centuries. Historic links between anarchism and</text:span>
<text:span text:style-name="cmti-10x-x-109">ecological thought are no accident — anarchists didn’t simply stumble upon</text:span>
<text:span text:style-name="cmti-10x-x-109">the correct practical solutions to our burgeoning ecological crisis. Rather</text:span>
<text:span text:style-name="cmti-10x-x-109">anarchism’s conception of a future and more ecologically-integrated social</text:span>
<text:span text:style-name="cmti-10x-x-109">existence was and is based upon a profound, well thought-out and deeply</text:span>
<text:span text:style-name="cmti-10x-x-109">cherished anarchist life philosophy containing important ecological insights</text:span>
<text:span text:style-name="cmti-10x-x-109">based upon the rational and scientific observation of natural life processes.</text:span>”
</text:p>
      <!--l. 82
-->
      <text:p text:style-name="First-line-indent">   Just as anarchism is the only modern political philosophy with an historical
depth of ecological thinking, so also permaculture with its shorter history is not
simply concerned with ‘nature’ — “Care of people” and “Set Limits to
Consumption and Reproduction and Redistribute Surplus” are also foundational
ethics of permaculture. Where permaculture has privileged ecological strategies and
                                                                      

                                                                      
anarchism social ones these two traditions have much to share with one
another.
</text:p>
      <!--l. 84
-->
      <text:p text:style-name="Text-body">
   </text:p>
      <!--end of section*
-->
      <!--start of section*
-->
      <text:h text:style-name="Heading-2" text:outline-level="2"><text:reference-mark text:name="x1-6000"> </text:reference-mark>Towards An Harmonious Future</text:h>
      <!--l. 86
-->
      <text:p text:style-name="Text-body">“<text:span text:style-name="cmti-10x-x-109">…anarchism is a </text:span>prefigurative <text:span text:style-name="cmti-10x-x-109">practice </text:span><text:span text:style-name="cmti-10x-x-109">…</text:span>” — ‘Anarchist Economics: A Holistic
View’ in <text:span text:style-name="cmti-10x-x-109">The Accumulation of Freedom</text:span>
</text:p>
      <!--l. 89
-->
      <text:p text:style-name="First-line-indent">   Both permaculture and anarchism are prefigurative — they are about a partial
imagining of a better future and getting down to growing the seeds of that future
today. Part of permaculture’s strength, like the Occupy movement, is that is draws
together people with diverse approaches to politics. I hope that I have shown that
the shape of permaculture is essentially political. It is my belief that permaculture
practice will be required to become more and more political as we confront the
drawn-out death throws of capitalism in the midst of ecological crisis. The future
that permaculture activists and anarchists might imagine together will be better
designed and more capable of solidly resisting attempts to coopt or destroy it
than either group or tradition of thought is capable of alone. The direct
action of the permaculture activist and the anarchist is one that will be
capable of resistance and sustenance. Both will be required for a regenerative
future.
   </text:p>
      <!--end of section*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597.50787pt" fo:page-height="845.04684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anarchism_and_permaculture.tex, options: xhtml,ooffice,html,refcaption 
(http://www.cse.ohio-state.edu/~gurari/TeX4ht/)  
</meta:initial-creator>
    <meta:generator>TeX4ht from anarchism_and_permaculture.tex, options: xhtml,ooffice,html,refcaption 
(http://www.cse.ohio-state.edu/~gurari/TeX4ht/)  
</meta:generator>
    <meta:creation-date>2013-01-06 18:26:00</meta:creation-date>
    <dc:date>2013-01-06 18:26:00</dc:date>
  </office:meta>
</office:document-meta>
</file>

<file path=anarchism_and_permaculture-m2/content.xml><?xml version="1.0" encoding="utf-8"?>
<!DOCTYPE math  PUBLIC '-//W3C//DTD MathML 2.0//EN'  'math.dtd'>
<?xtpipes file="oo-math.4xt" ?>
<!-- anarchism_and_permaculture-m2 by TeX4ht from anarchism_and_permaculture.tex line 45 2009-06-11-09:32 
(http://www.cse.ohio-state.edu/~gurari/TeX4ht/) -->
<math:math xmlns:math="http://www.w3.org/1998/Math/MathML" xmlns:xlink="http://www.w3.org/1999/xlink">
  <math:msup>
    <math:mrow/>
    <math:mrow>
      <math:mi>t</math:mi>
      <math:mi>h</math:mi>
    </math:mrow>
  </math:msup>
</math:math>
</file>